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none" draw:textarea-horizontal-align="left" draw:textarea-vertical-align="top" draw:auto-grow-height="false" draw:shadow="hidden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objectwithoutfill">
      <style:graphic-properties draw:marker-start="Linienspitzen_20_1" draw:marker-start-width="0.2cm" draw:marker-end="Linienspitzen_20_1" draw:marker-end-width="0.2cm" draw:fill="none" draw:textarea-vertical-align="middle"/>
    </style:style>
    <style:style style:name="gr7" style:family="graphic" style:parent-style-name="objectwithoutfill">
      <style:graphic-properties draw:marker-end="Linienspitzen_20_1" draw:marker-end-width="0.2cm" draw:fill="none" draw:textarea-vertical-align="middle"/>
    </style:style>
    <style:style style:name="gr8" style:family="graphic" style:parent-style-name="standard">
      <style:graphic-properties draw:fill="none" draw:fill-hatch-solid="false" draw:opacity="25%" draw:textarea-horizontal-align="justify" draw:textarea-vertical-align="middle" draw:auto-grow-height="false" draw:shadow="hidden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0.75cm" svg:height="0.75cm" svg:x="5.425cm" svg:y="0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25cm" svg:height="2.75cm" svg:x="0.05cm" svg:y="0.05cm">
          <text:p text:style-name="P2"><text:span text:style-name="T1">Discrete-time and continuous-</text:span><text:span text:style-name="T1"><text:line-break/></text:span><text:span text:style-name="T1">state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1.75cm" svg:x="0.175cm" svg:y="0.925cm">
          <text:p text:style-name="P1"><text:span text:style-name="T2">Traffic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375cm" svg:height="1cm" svg:x="0.3cm" svg:y="1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1.375cm" svg:height="1cm" svg:x="2.175cm" svg:y="1.55cm">
          <text:p text:style-name="P1"><text:span text:style-name="T2">Context</text:span></text:p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1.375cm" svg:height="0.75cm" svg:x="4.675cm" svg:y="1.05cm">
          <text:p text:style-name="P1">Objectiv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.375cm" svg:height="0.75cm" svg:x="4.675cm" svg:y="1.925cm">
          <text:p text:style-name="P1">Equivalence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1.375cm" svg:height="0.75cm" svg:x="4.675cm" svg:y="0.175cm">
          <text:p text:style-name="P1">Constraint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.675cm" svg:y1="2.05cm" svg:x2="2.175cm" svg:y2="2.05cm" draw:start-shape="id1" draw:start-glue-point="1" draw:end-shape="id2" draw:end-glue-point="3" svg:d="M1675 2050h500" svg:viewBox="0 0 501 1">
          <text:p/>
        </draw:connector>
        <draw:custom-shape draw:style-name="gr5" draw:text-style-name="P1" xml:id="id4" draw:id="id4" draw:layer="layout" svg:width="1.375cm" svg:height="1cm" svg:x="6.675cm" svg:y="0.174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6.175cm" svg:y1="0.674cm" svg:x2="6.675cm" svg:y2="0.674cm" draw:start-shape="id3" draw:start-glue-point="1" draw:end-shape="id4" draw:end-glue-point="3" svg:d="M6175 674h500" svg:viewBox="0 0 501 1">
          <text:p/>
        </draw:connector>
        <draw:custom-shape draw:style-name="gr5" draw:text-style-name="P1" xml:id="id5" draw:id="id5" draw:layer="layout" svg:width="1.375cm" svg:height="1cm" svg:x="6.675cm" svg:y="1.674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" draw:text-style-name="P1" draw:layer="layout" draw:type="line" svg:x1="7.362cm" svg:y1="1.174cm" svg:x2="7.362cm" svg:y2="1.674cm" draw:start-shape="id4" draw:start-glue-point="2" draw:end-shape="id5" draw:end-glue-point="0" svg:d="M7362 1174v500" svg:viewBox="0 0 1 501">
          <text:p/>
        </draw:connector>
        <draw:connector draw:style-name="gr7" draw:text-style-name="P1" draw:layer="layout" svg:x1="3.55cm" svg:y1="2.05cm" svg:x2="4.675cm" svg:y2="0.55cm" draw:start-shape="id2" draw:start-glue-point="1" draw:end-shape="id6" draw:end-glue-point="3" svg:d="M3550 2050h587v-1500h538" svg:viewBox="0 0 1126 1501">
          <text:p/>
        </draw:connector>
        <draw:connector draw:style-name="gr7" draw:text-style-name="P1" draw:layer="layout" svg:x1="3.55cm" svg:y1="2.05cm" svg:x2="4.675cm" svg:y2="1.425cm" draw:start-shape="id2" draw:start-glue-point="1" draw:end-shape="id7" draw:end-glue-point="3" svg:d="M3550 2050h587v-625h538" svg:viewBox="0 0 1126 626">
          <text:p/>
        </draw:connector>
        <draw:connector draw:style-name="gr7" draw:text-style-name="P1" draw:layer="layout" svg:x1="3.55cm" svg:y1="2.05cm" svg:x2="4.675cm" svg:y2="2.3cm" draw:start-shape="id2" draw:start-glue-point="1" draw:end-shape="id8" draw:end-glue-point="3" svg:d="M3550 2050h587v250h538" svg:viewBox="0 0 1126 251">
          <text:p/>
        </draw:connector>
        <draw:custom-shape draw:style-name="gr8" draw:text-style-name="P4" xml:id="id1" draw:id="id1" draw:layer="layout" svg:width="1.375cm" svg:height="1cm" svg:x="0.3cm" svg:y="1.55cm">
          <text:p text:style-name="P1"><text:span text:style-name="T3">Non-determ.</text:span></text:p>
          <text:p text:style-name="P1"><text:span text:style-name="T2">software</text:span></text:p>
          <text:p text:style-name="P1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9cm" fo:margin-bottom="0.049cm" fo:margin-left="0.05cm" fo:margin-right="0.05cm" fo:page-width="8.1cm" fo:page-height="2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5-05T17:52:22.691000000</dc:date>
    <meta:editing-duration>PT1H4M37S</meta:editing-duration>
    <meta:editing-cycles>27</meta:editing-cycles>
    <meta:generator>LibreOffice/4.2.1.1$Windows_x86 LibreOffice_project/d7dbbd7842e6a58b0f521599204e827654e1fb8b</meta:generator>
    <dc:creator>Georg Hackenberg</dc:creator>
    <meta:document-statistic meta:object-count="17"/>
  </office:meta>
</office:document-meta>
</file>